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oderator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@Anon00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@ShadowOfHarbringer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@LovelyDayHere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@cheaplightning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@im_uname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@BitcoinCashPodcast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@Anon002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@Anon024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@Anon005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@SoulMechanic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table:formula="of:=AVERAGE([.B3:.B13])" office:value-type="float" office:value="-6.75" calcext:value-type="float">
            <text:p>-6,75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WenQuanYi Zen Hei" style:font-size-asian="10pt" style:language-asian="zh" style:country-asian="CN" style:font-name-complex="Unifon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.00.0000</text:date>, <text:time style:data-style-name="N2" text:time-value="21:14:25.040511412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4:11:03.458891414</meta:creation-date>
    <dc:date>2023-12-09T23:01:20.885949011</dc:date>
    <meta:editing-duration>PT1H58M16S</meta:editing-duration>
    <meta:editing-cycles>7</meta:editing-cycles>
    <meta:generator>LibreOffice/7.5.5.2$Linux_X86_64 LibreOffice_project/50$Build-2</meta:generator>
    <meta:document-statistic meta:table-count="1" meta:cell-count="24" meta:object-count="0"/>
  </office:meta>
</office:document-meta>
</file>